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image/png" manifest:full-path="Pictures/367.png" manifest:version="1.2"/>
  <manifest:file-entry manifest:media-type="image/png" manifest:full-path="Pictures/366.png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application/xml" manifest:full-path="Formula-362/settings.xml" manifest:version="1.2"/>
  <manifest:file-entry manifest:media-type="application/xml" manifest:full-path="Formula-362/content.xml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image/png" manifest:full-path="Pictures/355.png" manifest:version="1.2"/>
  <manifest:file-entry manifest:media-type="image/png" manifest:full-path="Pictures/354.png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application/xml" manifest:full-path="Formula-332/settings.xml" manifest:version="1.2"/>
  <manifest:file-entry manifest:media-type="application/xml" manifest:full-path="Formula-332/content.xml" manifest:version="1.2"/>
  <manifest:file-entry manifest:media-type="image/png" manifest:full-path="Pictures/331.png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application/xml" manifest:full-path="Formula-321/settings.xml" manifest:version="1.2"/>
  <manifest:file-entry manifest:media-type="application/xml" manifest:full-path="Formula-321/content.xml" manifest:version="1.2"/>
  <manifest:file-entry manifest:media-type="image/png" manifest:full-path="Pictures/320.png" manifest:version="1.2"/>
  <manifest:file-entry manifest:media-type="image/png" manifest:full-path="Pictures/319.png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application/xml" manifest:full-path="Formula-307/settings.xml" manifest:version="1.2"/>
  <manifest:file-entry manifest:media-type="application/xml" manifest:full-path="Formula-307/content.xml" manifest:version="1.2"/>
  <manifest:file-entry manifest:media-type="image/png" manifest:full-path="Pictures/306.png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6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32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1/" manifest:version="1.2"/>
  <manifest:file-entry manifest:media-type="application/vnd.oasis.opendocument.formula" manifest:full-path="Formula-321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7/" manifest:version="1.2"/>
  <manifest:file-entry manifest:media-type="application/vnd.oasis.opendocument.formula" manifest:full-path="Formula-307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Text_20_body" style:list-style-name="L331">
      <style:paragraph-properties fo:margin-top="0in" fo:margin-bottom="0in"/>
    </style:style>
    <style:style style:name="P1141" style:family="paragraph" style:parent-style-name="Text_20_body" style:list-style-name="L332">
      <style:paragraph-properties fo:margin-top="0in" fo:margin-bottom="0in"/>
    </style:style>
    <style:style style:name="P1142" style:family="paragraph" style:parent-style-name="Text_20_body" style:list-style-name="L333">
      <style:paragraph-properties fo:margin-top="0in" fo:margin-bottom="0in"/>
    </style:style>
    <style:style style:name="P1143" style:family="paragraph" style:parent-style-name="Text_20_body" style:list-style-name="L334">
      <style:paragraph-properties fo:margin-top="0in" fo:margin-bottom="0in"/>
    </style:style>
    <style:style style:name="P1144" style:family="paragraph" style:parent-style-name="Text_20_body" style:list-style-name="L335">
      <style:paragraph-properties fo:margin-top="0in" fo:margin-bottom="0in"/>
    </style:style>
    <style:style style:name="P1145" style:family="paragraph" style:parent-style-name="Text_20_body" style:list-style-name="L336">
      <style:paragraph-properties fo:margin-top="0in" fo:margin-bottom="0in"/>
    </style:style>
    <style:style style:name="P1146" style:family="paragraph" style:parent-style-name="Text_20_body" style:list-style-name="L337">
      <style:paragraph-properties fo:margin-top="0in" fo:margin-bottom="0in"/>
    </style:style>
    <style:style style:name="P1147" style:family="paragraph" style:parent-style-name="Text_20_body" style:list-style-name="L338">
      <style:paragraph-properties fo:margin-top="0in" fo:margin-bottom="0in"/>
    </style:style>
    <style:style style:name="P1148" style:family="paragraph" style:parent-style-name="Text_20_body" style:list-style-name="L339">
      <style:paragraph-properties fo:margin-top="0in" fo:margin-bottom="0in"/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Preformatted_20_Text"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Text_20_body" style:list-style-name="L340">
      <style:paragraph-properties fo:margin-top="0in" fo:margin-bottom="0in"/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Text_20_body" style:list-style-name="L341">
      <style:paragraph-properties fo:margin-top="0in" fo:margin-bottom="0in"/>
    </style:style>
    <style:style style:name="P1188" style:family="paragraph" style:parent-style-name="Text_20_body" style:list-style-name="L342">
      <style:paragraph-properties fo:margin-top="0in" fo:margin-bottom="0in"/>
    </style:style>
    <style:style style:name="P1189" style:family="paragraph" style:parent-style-name="Text_20_body" style:list-style-name="L343">
      <style:paragraph-properties fo:margin-top="0in" fo:margin-bottom="0in"/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Preformatted_20_Text">
    </style:style>
    <style:style style:name="P1205" style:family="paragraph" style:parent-style-name="Preformatted_20_Text">
    </style:style>
    <style:style style:name="P1206" style:family="paragraph" style:parent-style-name="Preformatted_20_Text">
    </style:style>
    <style:style style:name="P1207" style:family="paragraph" style:parent-style-name="Preformatted_20_Text">
    </style:style>
    <style:style style:name="P1208" style:family="paragraph" style:parent-style-name="Preformatted_20_Text">
    </style:style>
    <style:style style:name="P1209" style:family="paragraph" style:parent-style-name="Preformatted_20_Text">
    </style:style>
    <style:style style:name="P1210" style:family="paragraph" style:parent-style-name="Preformatted_20_Text">
    </style:style>
    <style:style style:name="P1211" style:family="paragraph" style:parent-style-name="Text_20_body" style:list-style-name="L344">
      <style:paragraph-properties fo:margin-top="0in" fo:margin-bottom="0in"/>
    </style:style>
    <style:style style:name="P1212" style:family="paragraph" style:parent-style-name="Text_20_body" style:list-style-name="L345">
    </style:style>
    <style:style style:name="P1213" style:family="paragraph" style:parent-style-name="Text_20_body" style:list-style-name="L346">
      <style:paragraph-properties fo:margin-top="0in" fo:margin-bottom="0in"/>
    </style:style>
    <style:style style:name="P1214" style:family="paragraph" style:parent-style-name="Text_20_body" style:list-style-name="L347">
      <style:paragraph-properties fo:margin-top="0in" fo:margin-bottom="0in"/>
    </style:style>
    <style:style style:name="P1215" style:family="paragraph" style:parent-style-name="Text_20_body" style:list-style-name="L348">
    </style:style>
    <style:style style:name="P1216" style:family="paragraph" style:parent-style-name="Text_20_body" style:list-style-name="L349">
      <style:paragraph-properties fo:margin-top="0in" fo:margin-bottom="0in"/>
    </style:style>
    <style:style style:name="P1217" style:family="paragraph" style:parent-style-name="Text_20_body" style:list-style-name="L350">
      <style:paragraph-properties fo:margin-top="0in" fo:margin-bottom="0in"/>
    </style:style>
    <style:style style:name="P1218" style:family="paragraph" style:parent-style-name="Text_20_body" style:list-style-name="L351">
      <style:paragraph-properties fo:margin-top="0in" fo:margin-bottom="0in"/>
    </style:style>
    <style:style style:name="P1219" style:family="paragraph" style:parent-style-name="Text_20_body" style:list-style-name="L352">
      <style:paragraph-properties fo:margin-top="0in" fo:margin-bottom="0in"/>
    </style:style>
    <style:style style:name="P1220" style:family="paragraph" style:parent-style-name="Text_20_body" style:list-style-name="L353">
      <style:paragraph-properties fo:margin-top="0in" fo:margin-bottom="0in"/>
    </style:style>
    <style:style style:name="P1221" style:family="paragraph" style:parent-style-name="Text_20_body" style:list-style-name="L354">
      <style:paragraph-properties fo:margin-top="0in" fo:margin-bottom="0in"/>
    </style:style>
    <style:style style:name="P1222" style:family="paragraph" style:parent-style-name="Text_20_body" style:list-style-name="L355">
      <style:paragraph-properties fo:margin-top="0in" fo:margin-bottom="0in"/>
    </style:style>
    <style:style style:name="P1223" style:family="paragraph" style:parent-style-name="Text_20_body" style:list-style-name="L356">
      <style:paragraph-properties fo:margin-top="0in" fo:margin-bottom="0in"/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Preformatted_20_Text"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Preformatted_20_Text">
    </style:style>
    <style:style style:name="P1252" style:family="paragraph" style:parent-style-name="Text_20_body" style:list-style-name="L357">
      <style:paragraph-properties fo:margin-top="0in" fo:margin-bottom="0in"/>
    </style:style>
    <style:style style:name="P1253" style:family="paragraph" style:parent-style-name="Text_20_body" style:list-style-name="L358">
      <style:paragraph-properties fo:margin-top="0in" fo:margin-bottom="0in"/>
    </style:style>
    <style:style style:name="P1254" style:family="paragraph" style:parent-style-name="Text_20_body" style:list-style-name="L359">
      <style:paragraph-properties fo:margin-top="0in" fo:margin-bottom="0in"/>
    </style:style>
    <style:style style:name="P1255" style:family="paragraph" style:parent-style-name="Text_20_body" style:list-style-name="L360">
      <style:paragraph-properties fo:margin-top="0in" fo:margin-bottom="0in"/>
    </style:style>
    <style:style style:name="P1256" style:family="paragraph" style:parent-style-name="Text_20_body" style:list-style-name="L361">
      <style:paragraph-properties fo:margin-top="0in" fo:margin-bottom="0in"/>
    </style:style>
    <style:style style:name="P1257" style:family="paragraph" style:parent-style-name="Text_20_body" style:list-style-name="L362">
      <style:paragraph-properties fo:margin-top="0in" fo:margin-bottom="0in"/>
    </style:style>
    <style:style style:name="P1258" style:family="paragraph" style:parent-style-name="Text_20_body" style:list-style-name="L363">
      <style:paragraph-properties fo:margin-top="0in" fo:margin-bottom="0in"/>
    </style:style>
    <style:style style:name="P1259" style:family="paragraph" style:parent-style-name="Text_20_body" style:list-style-name="L364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9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scale_color_grey(start = 0.8, end = 0.2) #Aplica escalas de cinza</text:p>
      <text:p text:style-name="P1137"/>
      <text:p text:style-name="P1138">#Fechando dispositivo gráfico</text:p>
      <text:p text:style-name="P1139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1">
        <text:list-item>
          <text:p text:style-name="P1140">No gráfico de linhas temos dois eixos numéricos.<text:line-break/></text:p>
        </text:list-item>
        <text:list-item>
          <text:p text:style-name="P1140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140">É o gráfico adequado para representar séries de valores no tempo.<text:line-break/></text:p>
        </text:list-item>
        <text:list-item>
          <text:p text:style-name="P1140">Principais argumentos do gráfico de linhas na biblioteca <text:span text:style-name="Source_Text">ggplot2</text:span>:<text:line-break/></text:p>
          <text:list text:style-name="L332">
            <text:list-item>
              <text:p text:style-name="P1141"><text:span text:style-name="Source_Text">ggplot()</text:span><text:line-break/>Essa função recebe um <text:span text:style-name="Source_Text">data.frame</text:span> e cria a camada básica do gráfico.<text:line-break/></text:p>
              <text:list text:style-name="L333">
                <text:list-item>
                  <text:p text:style-name="P1142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142"><text:span text:style-name="Source_Text">aes()</text:span><text:line-break/>A função <text:span text:style-name="Source_Text">aes()</text:span> mapeia os apectos visuais do gráfico.<text:line-break/></text:p>
                  <text:list text:style-name="L334">
                    <text:list-item>
                      <text:p text:style-name="P1143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143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143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143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141"><text:span text:style-name="Source_Text">scale_x_continuous()</text:span><text:line-break/>Configuração do eixo x (para dados númericos).<text:line-break/></text:p>
              <text:list text:style-name="L335">
                <text:list-item>
                  <text:p text:style-name="P1144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44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41"><text:span text:style-name="Source_Text">geom_point()</text:span><text:line-break/>Adiciona a camada de gráfico de pontos (os pontos).<text:line-break/></text:p>
              <text:list text:style-name="L336">
                <text:list-item>
                  <text:p text:style-name="P1145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141"><text:span text:style-name="Source_Text">geom_line()</text:span><text:line-break/>Adiciona a camada do gráfico de linhas (as linhas que liga os pontos).<text:line-break/></text:p>
              <text:list text:style-name="L337">
                <text:list-item>
                  <text:p text:style-name="P1146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141"><text:span text:style-name="Source_Text">theme_bw()</text:span><text:line-break/>Adiciona o tema “black and white”.<text:line-break/></text:p>
              <text:list text:style-name="L338">
                <text:list-item>
                  <text:p text:style-name="P1147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141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39">
        <text:list-item>
          <text:p text:style-name="P1148">Exemplo - Gráfico de linhas (<text:span text:style-name="Source_Text">geom_point()+geom_line()</text:span>):<text:line-break/></text:p>
        </text:list-item>
      </text:list>
      <text:p text:style-name="P1149">#Plotagem</text:p>
      <text:p text:style-name="P1150">ggplot(subset(dados, Regiao %in% c("Sul", "Sudeste")), #Subconjunto de dados de um data.frame</text:p>
      <text:p text:style-name="P1151"><text:s text:c="7"/>#O comando filtra dos dados do data.frame</text:p>
      <text:p text:style-name="P1152"><text:s text:c="7"/>aes(x = Mes,</text:p>
      <text:p text:style-name="P1153"><text:s text:c="11"/>y = cheg_2013/1000, </text:p>
      <text:p text:style-name="P1154"><text:s text:c="11"/>shape = Estado, #Alterar formas desse grupo de variáveis</text:p>
      <text:p text:style-name="P1155"><text:s text:c="11"/>color = Regiao))+ #Diferencia os grupos das variáveis regiao por cor</text:p>
      <text:p text:style-name="P1156"><text:s text:c="2"/>scale_x_continuous(limits = c(1,12), #Limites do eixo x</text:p>
      <text:p text:style-name="P1157"><text:s text:c="21"/>breaks = seq(1,12,1))+ #Espaçamento do eixo x</text:p>
      <text:p text:style-name="P1158"><text:s text:c="2"/>geom_point(size = 3)+ #Tamanho dos ícones (pontos)</text:p>
      <text:p text:style-name="P1159"><text:s text:c="2"/>geom_line(size = 1.0)+ #Espessura da linha</text:p>
      <text:p text:style-name="P1160"><text:s text:c="2"/>labs(title = "Gráfico de Linhas: Mês x chegadas em 2013",</text:p>
      <text:p text:style-name="P1161"><text:s text:c="7"/>x = "Meses",</text:p>
      <text:p text:style-name="P1162"><text:s text:c="7"/>y = "Chegadas por mil")+</text:p>
      <text:p text:style-name="P1163"><text:s text:c="2"/>theme_bw(base_size = 18)+ #Adiciona tema "black and white" e tamanho da fonte</text:p>
      <text:p text:style-name="P1164"><text:s text:c="2"/>scale_color_grey() #Aplica escalas de cinza</text:p>
      <text:p text:style-name="P1165"/>
      <text:p text:style-name="P1166">#Fechando dispositivo gráfico</text:p>
      <text:p text:style-name="P1167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0">
        <text:list-item>
          <text:p text:style-name="P1168">Exemplo - Gráfico de linhas com efeito de suavização smooth(<text:span text:style-name="Source_Text">geom_smooth()</text:span>):<text:line-break/></text:p>
        </text:list-item>
      </text:list>
      <text:p text:style-name="P1169">#Plotagem</text:p>
      <text:p text:style-name="P1170">ggplot(subset(dados, Estado %in% c("SaoPaulo")), #Subconjunto de dados de um data.frame</text:p>
      <text:p text:style-name="P1171"><text:s text:c="7"/>#O comando filtra dos dados do data.frame</text:p>
      <text:p text:style-name="P1172"><text:s text:c="7"/>aes(x = cheg_2012/1000,</text:p>
      <text:p text:style-name="P1173"><text:s text:c="11"/>y = cheg_2013/1000, </text:p>
      <text:p text:style-name="P1174"><text:s text:c="11"/>color = Estado))+ #Diferencia os grupos das variáveis regiao por cor</text:p>
      <text:p text:style-name="P1175"><text:s text:c="2"/>scale_x_continuous(limits = c(140,230), #Limites do eixo x</text:p>
      <text:p text:style-name="P1176"><text:s text:c="21"/>breaks = seq(140,230,10))+ #Espaçamento do eixo x</text:p>
      <text:p text:style-name="P1177"><text:s text:c="2"/>geom_point(size = 1.5)+ #Tamanho dos ícones (pontos)</text:p>
      <text:p text:style-name="P1178"><text:s text:c="2"/>geom_smooth(size = 1.0)+ #Espessura da curva</text:p>
      <text:p text:style-name="P1179"><text:s text:c="2"/>labs(title = "Gráfico com ajuste de curva de tendência: 2012 x 2013",</text:p>
      <text:p text:style-name="P1180"><text:s text:c="7"/>x = "Chegadas por mil em 2012",</text:p>
      <text:p text:style-name="P1181"><text:s text:c="7"/>y = "Chegadas por mil em 2013")+</text:p>
      <text:p text:style-name="P1182"><text:s text:c="2"/>theme_bw(base_size = 18)+ #Adiciona tema "black and white" e tamanho da fonte</text:p>
      <text:p text:style-name="P1183"><text:s text:c="2"/>scale_color_grey() #Aplica escalas de cinza</text:p>
      <text:p text:style-name="P1184"/>
      <text:p text:style-name="P1185">#Fechando dispositivo gráfico</text:p>
      <text:p text:style-name="P1186">dev.off()</text:p>
      <text:p text:style-name="FigureWithCaption"><draw:frame draw:name="img40" svg:width="909.4736842105264pt" svg:height="401.6842105263158pt"><draw:image xlink:href="Pictures/301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1">
        <text:list-item>
          <text:p text:style-name="P1187">Trata-se de um ajuste por curva de tendência entre duas variáveis numéricas.<text:line-break/></text:p>
        </text:list-item>
        <text:list-item>
          <text:p text:style-name="P1187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187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187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187">O argumento <text:span text:style-name="Source_Text">span</text:span> controla a “ondulação”. Números pequenos fazem a curva mais sinuosa (<draw:frame draw:style-name="fr1" text:anchor-type="as-char"><draw:object xlink:href="Formula-302/" xlink:type="simple" xlink:show="embed" xlink:actuate="onLoad"/></draw:frame>), enquanto números maiores (<draw:frame draw:style-name="fr1" text:anchor-type="as-char"><draw:object xlink:href="Formula-304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187">Gráfico de linha x gráfico de tendência:<text:line-break/></text:p>
          <text:list text:style-name="L342">
            <text:list-item>
              <text:p text:style-name="P1188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188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3">
        <text:list-item>
          <text:p text:style-name="P1189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190">#Plotagem</text:p>
      <text:p text:style-name="P1191">ggplot(subset(dados, Estado %in% c("SaoPaulo")), #Subconjunto de dados de um data.frame</text:p>
      <text:p text:style-name="P1192"><text:s text:c="7"/>#O comando filtra dos dados do data.frame</text:p>
      <text:p text:style-name="P1193"><text:s text:c="7"/>aes(x = cheg_2012/1000,</text:p>
      <text:p text:style-name="P1194"><text:s text:c="11"/>y = cheg_2013/1000, </text:p>
      <text:p text:style-name="P1195"><text:s text:c="11"/>color = Estado))+ #Diferencia os grupos das variáveis regiao por cor</text:p>
      <text:p text:style-name="P1196"><text:s text:c="2"/>scale_x_continuous(limits = c(140,230), #Limites do eixo x</text:p>
      <text:p text:style-name="P1197"><text:s text:c="21"/>breaks = seq(140,230,10))+ #Espaçamento do eixo x</text:p>
      <text:p text:style-name="P1198"><text:s text:c="2"/>geom_point(size = 1.5)+ #Tamanho dos ícones (pontos)</text:p>
      <text:p text:style-name="P1199"><text:s text:c="2"/>geom_smooth(size = 1.0, span = 0.7, se = TRUE)+ </text:p>
      <text:p text:style-name="P1200"><text:s text:c="2"/>#Espessura da curva (size = 1.0)</text:p>
      <text:p text:style-name="P1201"><text:s text:c="2"/>#Curva mais suave (span = 0.7)</text:p>
      <text:p text:style-name="P1202"><text:s text:c="2"/>#Apresenta confiabilidade estimada (se = TRUE)</text:p>
      <text:p text:style-name="P1203"><text:s text:c="2"/>labs(title = "Gráfico com ajuste de curva de tendência: 2012 x 2013",</text:p>
      <text:p text:style-name="P1204"><text:s text:c="7"/>x = "Chegadas por mil em 2012",</text:p>
      <text:p text:style-name="P1205"><text:s text:c="7"/>y = "Chegadas por mil em 2013")+</text:p>
      <text:p text:style-name="P1206"><text:s text:c="2"/>theme_bw(base_size = 18)+ #Adiciona tema "black and white" e tamanho da fonte</text:p>
      <text:p text:style-name="P1207"><text:s text:c="2"/>scale_color_grey() #Aplica escalas de cinza</text:p>
      <text:p text:style-name="P1208"/>
      <text:p text:style-name="P1209">#Fechando dispositivo gráfico</text:p>
      <text:p text:style-name="P1210">dev.off()</text:p>
      <text:p text:style-name="FigureWithCaption"><draw:frame draw:name="img41" svg:width="909.4736842105264pt" svg:height="401.6842105263158pt"><draw:image xlink:href="Pictures/306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4">
        <text:list-item>
          <text:p text:style-name="P1211">A regressão linear calcula uma equação que minimiza a distância entre a linha ajustada e todos os pontos dos dados.<text:line-break/></text:p>
        </text:list-item>
        <text:list-item>
          <text:p text:style-name="P1211">Quando realizamos um ajuste por regressão linear observamos o gráfico de dispersão, o coeficiente de correlação e o valor de <draw:frame draw:style-name="fr1" text:anchor-type="as-char"><draw:object xlink:href="Formula-307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5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09/" xlink:type="simple" xlink:show="embed" xlink:actuate="onLoad"/></draw:frame></text:p>
          <text:p text:style-name="Text_20_body">Onde,<text:line-break/><draw:frame draw:style-name="fr1" text:anchor-type="as-char"><draw:object xlink:href="Formula-311/" xlink:type="simple" xlink:show="embed" xlink:actuate="onLoad"/></draw:frame> é o intercepto<text:line-break/><draw:frame draw:style-name="fr1" text:anchor-type="as-char"><draw:object xlink:href="Formula-313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5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P1212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6">
        <text:list-item>
          <text:p text:style-name="P1213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13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2" svg:width="469.5652173913044pt" svg:height="127.38461538461539pt"><draw:image xlink:href="Pictures/319.png" xlink:type="simple" xlink:show="embed" xlink:actuate="onLoad"/></draw:frame></text:p>
      <text:p text:style-name="FigureCaption">Correlações fortes e fracas</text:p>
      <text:list text:style-name="L347">
        <text:list-item>
          <text:p text:style-name="P1214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14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3" svg:width="417.47899159663865pt" svg:height="389.6470588235294pt"><draw:image xlink:href="Pictures/320.png" xlink:type="simple" xlink:show="embed" xlink:actuate="onLoad"/></draw:frame></text:p>
      <text:p text:style-name="FigureCaption">Tipos de Correlação</text:p>
      <text:list text:style-name="L348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3/" xlink:type="simple" xlink:show="embed" xlink:actuate="onLoad"/></draw:frame> é o número de registros/linhas.<text:line-break/><draw:frame draw:style-name="fr1" text:anchor-type="as-char"><draw:object xlink:href="Formula-325/" xlink:type="simple" xlink:show="embed" xlink:actuate="onLoad"/></draw:frame> é o vetor x.<text:line-break/><draw:frame draw:style-name="fr1" text:anchor-type="as-char"><draw:object xlink:href="Formula-327/" xlink:type="simple" xlink:show="embed" xlink:actuate="onLoad"/></draw:frame> é o vetor y.<text:line-break/><draw:frame draw:style-name="fr1" text:anchor-type="as-char"><draw:object xlink:href="Formula-329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4" svg:width="288.0pt" svg:height="116.16806722689076pt"><draw:image xlink:href="Pictures/331.png" xlink:type="simple" xlink:show="embed" xlink:actuate="onLoad"/></draw:frame></text:p>
      <text:p text:style-name="FigureCaption">Tabela de correlação linear</text:p>
      <text:list text:style-name="L349">
        <text:list-item>
          <text:p text:style-name="P1216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0">
        <text:list-item>
          <text:p text:style-name="P1217">O <draw:frame draw:style-name="fr1" text:anchor-type="as-char"><draw:object xlink:href="Formula-332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1">
            <text:list-item>
              <text:p text:style-name="P1218"><draw:frame draw:style-name="fr1" text:anchor-type="as-char"><draw:object xlink:href="Formula-334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18"><draw:frame draw:style-name="fr1" text:anchor-type="as-char"><draw:object xlink:href="Formula-336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38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17">Valores baixos de <draw:frame draw:style-name="fr1" text:anchor-type="as-char"><draw:object xlink:href="Formula-340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2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2">
        <text:list-item>
          <text:p text:style-name="P1219">Principais argumentos do gráfico de dispersão com linhas de tendência:<text:line-break/></text:p>
          <text:list text:style-name="L353">
            <text:list-item>
              <text:p text:style-name="P1220"><text:span text:style-name="Source_Text">geom_point()</text:span><text:line-break/>Adiciona a camada de gráfico de pontos (os pontos).<text:line-break/></text:p>
            </text:list-item>
            <text:list-item>
              <text:p text:style-name="P1220"><text:span text:style-name="Source_Text">geom_smooth()</text:span><text:line-break/></text:p>
              <text:list text:style-name="L354">
                <text:list-item>
                  <text:p text:style-name="P1221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20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20"><text:span text:style-name="Source_Text">summary(model)</text:span><text:line-break/>Retorna resumos matemáticos da classe do argumento.<text:line-break/></text:p>
              <text:list text:style-name="L355">
                <text:list-item>
                  <text:p text:style-name="P1222"><text:span text:style-name="Source_Text">summary(model)$coefficients[2]</text:span><text:line-break/>Retorna o <text:span text:style-name="T1">intercepto</text:span> (<draw:frame draw:style-name="fr1" text:anchor-type="as-char"><draw:object xlink:href="Formula-344/" xlink:type="simple" xlink:show="embed" xlink:actuate="onLoad"/></draw:frame>) da reta de regressão linear (<draw:frame draw:style-name="fr1" text:anchor-type="as-char"><draw:object xlink:href="Formula-346/" xlink:type="simple" xlink:show="embed" xlink:actuate="onLoad"/></draw:frame>).<text:line-break/></text:p>
                </text:list-item>
                <text:list-item>
                  <text:p text:style-name="P1222"><text:span text:style-name="Source_Text">summary(model)$coefficients[1]</text:span><text:line-break/>Retorna o <text:span text:style-name="T1">coeficiente angular</text:span> (<draw:frame draw:style-name="fr1" text:anchor-type="as-char"><draw:object xlink:href="Formula-348/" xlink:type="simple" xlink:show="embed" xlink:actuate="onLoad"/></draw:frame>) da reta de regressão linear (<draw:frame draw:style-name="fr1" text:anchor-type="as-char"><draw:object xlink:href="Formula-350/" xlink:type="simple" xlink:show="embed" xlink:actuate="onLoad"/></draw:frame>).<text:line-break/></text:p>
                </text:list-item>
                <text:list-item>
                  <text:p text:style-name="P1222"><text:span text:style-name="Source_Text">summary(model)$r.squared</text:span><text:line-break/>Retorna o <text:span text:style-name="T1">coeficiente de determinação</text:span> (<draw:frame draw:style-name="fr1" text:anchor-type="as-char"><draw:object xlink:href="Formula-352/" xlink:type="simple" xlink:show="embed" xlink:actuate="onLoad"/></draw:frame>) da regressão linear.<text:line-break/></text:p>
                </text:list-item>
                <text:list-item>
                  <text:p text:style-name="P1222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6">
        <text:list-item>
          <text:p text:style-name="P1223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24">#Plotagem</text:p>
      <text:p text:style-name="P1225">ggplot(df, aes(x, y, color = ""))+</text:p>
      <text:p text:style-name="P1226"><text:s text:c="2"/>geom_point()+</text:p>
      <text:p text:style-name="P1227"><text:s text:c="2"/>geom_smooth(method = "lm")+ #Método lm, Regressão linear</text:p>
      <text:p text:style-name="P1228"><text:s text:c="2"/>labs(title = </text:p>
      <text:p text:style-name="P1229"><text:s text:c="9"/>sprintf("Regressão linear\nR-quadrado = %1.3f\nEquação: %1.2fX+%1.2f\nCoeficiente de correlação linear = %1.3f",</text:p>
      <text:p text:style-name="P1230"><text:s text:c="17"/>summary(model)$r.squared, #R-quadrado</text:p>
      <text:p text:style-name="P1231"><text:s text:c="17"/>summary(model)$coefficients[2], #coeficiente A de Y=AX+B</text:p>
      <text:p text:style-name="P1232"><text:s text:c="17"/>summary(model)$coefficients[1], #coeficiente B de Y=AX+B</text:p>
      <text:p text:style-name="P1233"><text:s text:c="17"/>cor(y,x)),#Coeficiente de correlação linear</text:p>
      <text:p text:style-name="P1234"><text:s text:c="7"/>color = #legenda color (reta)</text:p>
      <text:p text:style-name="P1235"><text:s text:c="9"/>sprintf("Equação: %1.2fX+%1.2f",</text:p>
      <text:p text:style-name="P1236"><text:s text:c="17"/>summary(model)$coefficients[2], #coeficiente A de Y=AX+B</text:p>
      <text:p text:style-name="P1237"><text:s text:c="17"/>summary(model)$coefficients[1]))+ #coeficiente B de Y=AX+B</text:p>
      <text:p text:style-name="P1238"><text:s text:c="9"/>#Função de C printf, que retorna um vetor de caracteres,</text:p>
      <text:p text:style-name="P1239"><text:s text:c="9"/>#contendo uma combinação de formatada de texto e valores de variáveis</text:p>
      <text:p text:style-name="P1240"><text:s text:c="9"/>#"\n" = Próxima linha</text:p>
      <text:p text:style-name="P1241"><text:s text:c="9"/>#"%1.2f" = "%" imprimir argumentos,</text:p>
      <text:p text:style-name="P1242"><text:s text:c="20"/>#"1" tamanho minimo do campo,</text:p>
      <text:p text:style-name="P1243"><text:s text:c="20"/>#"2" número de casas decimais e </text:p>
      <text:p text:style-name="P1244"><text:s text:c="20"/>#"f" ponto flutuante.</text:p>
      <text:p text:style-name="P1245"><text:s text:c="2"/>scale_color_grey()+ #Adiciona escala de cinza na variável color</text:p>
      <text:p text:style-name="P1246"><text:s text:c="2"/>scale_fill_grey()+ #Adiciona escala de cinza na variável fill</text:p>
      <text:p text:style-name="P1247"><text:s text:c="2"/>theme_bw(base_size = 18)+ #Adiciona tema "black and white" e tamanho da fonte</text:p>
      <text:p text:style-name="P1248"><text:s text:c="2"/>theme(plot.title = element_text(hjust = 0.5)) #Alinhamento horizontal do título</text:p>
      <text:p text:style-name="P1249"/>
      <text:p text:style-name="P1250">#Fechando dispositivo gráfico</text:p>
      <text:p text:style-name="P1251">dev.off()</text:p>
      <text:p text:style-name="Pagebreak"/>
      <text:p text:style-name="FigureWithCaption"><draw:frame draw:name="img45" svg:width="909.4736842105264pt" svg:height="401.6842105263158pt"><draw:image xlink:href="Pictures/354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7">
        <text:list-item>
          <text:p text:style-name="P1252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252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252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252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252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6" style:rel-width="50.0%" style:rel-height="scale" svg:width="527.7486910994764pt" svg:height="326.4502617801047pt"><draw:image xlink:href="Pictures/355.png" xlink:type="simple" xlink:show="embed" xlink:actuate="onLoad"/></draw:frame></text:p>
      <text:p text:style-name="FigureCaption">Gráfico sem efeito jitter.</text:p>
      <text:p text:style-name="FigureWithCaption"><draw:frame draw:name="img47" style:rel-width="50.0%" style:rel-height="scale" svg:width="527.7486910994764pt" svg:height="326.4502617801047pt"><draw:image xlink:href="Pictures/356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58">
        <text:list-item>
          <text:p text:style-name="P1253">Divide o gráfico em vários painéis.<text:line-break/></text:p>
        </text:list-item>
        <text:list-item>
          <text:p text:style-name="P1253">O <text:span text:style-name="Source_Text">facet_grid()</text:span> forma uma matriz de painéis definidos por variáveis de facetação de linha e coluna.<text:line-break/></text:p>
        </text:list-item>
        <text:list-item>
          <text:p text:style-name="P1253">É mais útil quando se tem duas variáveis discretas e todas as combinações das variáveis existem nos dados.<text:line-break/></text:p>
        </text:list-item>
        <text:list-item>
          <text:p text:style-name="P1253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48" svg:width="405.09090909090907pt" svg:height="225.45454545454547pt"><draw:image xlink:href="Pictures/357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59">
        <text:list-item>
          <text:p text:style-name="P1254">Principais argumentos do <text:span text:style-name="Source_Text">facet_grid()</text:span>:<text:line-break/></text:p>
          <text:list text:style-name="L360">
            <text:list-item>
              <text:p text:style-name="P1255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255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255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255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255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1">
        <text:list-item>
          <text:p text:style-name="P1256">Exemplos - <text:span text:style-name="Source_Text">facet_grid()</text:span> alterando parâmetros:<text:line-break/></text:p>
        </text:list-item>
      </text:list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0" style:rel-width="50.0%" style:rel-height="scale" svg:width="527.7486910994764pt" svg:height="326.4502617801047pt"><draw:image xlink:href="Pictures/359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2" style:rel-width="50.0%" style:rel-height="scale" svg:width="672.0pt" svg:height="537.0pt"><draw:image xlink:href="Pictures/361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2">
        <text:list-item>
          <text:p text:style-name="P1257">Trata-se de um ajuste de curva de tendência entre duas variáveis numéricas.<text:line-break/></text:p>
        </text:list-item>
        <text:list-item>
          <text:p text:style-name="P1257">Usa o modelo de regressão local para gerar uma curva suavizada que melhor se ajuste aos pontos.<text:line-break/></text:p>
        </text:list-item>
        <text:list-item>
          <text:p text:style-name="P1257">Na regressão local, estima-se uma função na vizinhança de cada ponto de interesse.<text:line-break/></text:p>
        </text:list-item>
        <text:list-item>
          <text:p text:style-name="P1257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257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257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257">Principais argumentos da função <text:span text:style-name="Source_Text">geom_smooth()</text:span>:<text:line-break/></text:p>
          <text:list text:style-name="L363">
            <text:list-item>
              <text:p text:style-name="P1258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258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2/" xlink:type="simple" xlink:show="embed" xlink:actuate="onLoad"/></draw:frame>), enquanto números maiores (<draw:frame draw:style-name="fr1" text:anchor-type="as-char"><draw:object xlink:href="Formula-364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258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4">
        <text:list-item>
          <text:p text:style-name="P1259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3" style:rel-width="50.0%" style:rel-height="scale" svg:width="527.7486910994764pt" svg:height="326.4502617801047pt"><draw:image xlink:href="Pictures/366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4" style:rel-width="50.0%" style:rel-height="scale" svg:width="527.7486910994764pt" svg:height="326.4502617801047pt"><draw:image xlink:href="Pictures/367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19T15:50:32Z</meta:creation-date>
    <dc:date>2023-07-19T15:50:32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9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2/content.xml><?xml version="1.0" encoding="utf-8"?>
<math xmlns="http://www.w3.org/1998/Math/MathML" display="inline">
  <mrow>
    <mn>0</mn>
    <mo>&gt;</mo>
    <mi>x</mi>
    <mo>&gt;</mo>
    <mn>1</mn>
  </mrow>
</math>
</file>

<file path=Formula-304/content.xml><?xml version="1.0" encoding="utf-8"?>
<math xmlns="http://www.w3.org/1998/Math/MathML" display="inline">
  <mrow>
    <mo>∼</mo>
    <mn>1</mn>
  </mrow>
</math>
</file>

<file path=Formula-307/content.xml><?xml version="1.0" encoding="utf-8"?>
<math xmlns="http://www.w3.org/1998/Math/MathML" display="inline">
  <msup>
    <mi>R</mi>
    <mn>2</mn>
  </msup>
</math>
</file>

<file path=Formula-309/content.xml><?xml version="1.0" encoding="utf-8"?>
<math xmlns="http://www.w3.org/1998/Math/MathML" display="block">
  <mrow>
    <mi>y</mi>
    <mo>=</mo>
    <mi>A</mi>
    <mo>+</mo>
    <mi>B</mi>
    <mi>x</mi>
  </mrow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inline">
  <mi>A</mi>
</math>
</file>

<file path=Formula-313/content.xml><?xml version="1.0" encoding="utf-8"?>
<math xmlns="http://www.w3.org/1998/Math/MathML" display="inline">
  <mi>B</mi>
</math>
</file>

<file path=Formula-31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1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3/content.xml><?xml version="1.0" encoding="utf-8"?>
<math xmlns="http://www.w3.org/1998/Math/MathML" display="inline">
  <mi>n</mi>
</math>
</file>

<file path=Formula-325/content.xml><?xml version="1.0" encoding="utf-8"?>
<math xmlns="http://www.w3.org/1998/Math/MathML" display="inline">
  <msub>
    <mi>x</mi>
    <mi>i</mi>
  </msub>
</math>
</file>

<file path=Formula-327/content.xml><?xml version="1.0" encoding="utf-8"?>
<math xmlns="http://www.w3.org/1998/Math/MathML" display="inline">
  <msub>
    <mi>y</mi>
    <mi>i</mi>
  </msub>
</math>
</file>

<file path=Formula-329/content.xml><?xml version="1.0" encoding="utf-8"?>
<math xmlns="http://www.w3.org/1998/Math/MathML" display="inline">
  <mrow>
    <mi>x</mi>
    <mi>y</mi>
  </mrow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2/content.xml><?xml version="1.0" encoding="utf-8"?>
<math xmlns="http://www.w3.org/1998/Math/MathML" display="inline">
  <msup>
    <mi>R</mi>
    <mn>2</mn>
  </msup>
</math>
</file>

<file path=Formula-334/content.xml><?xml version="1.0" encoding="utf-8"?>
<math xmlns="http://www.w3.org/1998/Math/MathML" display="inline">
  <mrow>
    <mn>0</mn>
    <mi>%</mi>
  </mrow>
</math>
</file>

<file path=Formula-336/content.xml><?xml version="1.0" encoding="utf-8"?>
<math xmlns="http://www.w3.org/1998/Math/MathML" display="inline">
  <mrow>
    <mn>10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sup>
    <mi>R</mi>
    <mn>2</mn>
  </msup>
</math>
</file>

<file path=Formula-342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4/content.xml><?xml version="1.0" encoding="utf-8"?>
<math xmlns="http://www.w3.org/1998/Math/MathML" display="inline">
  <mi>A</mi>
</math>
</file>

<file path=Formula-346/content.xml><?xml version="1.0" encoding="utf-8"?>
<math xmlns="http://www.w3.org/1998/Math/MathML" display="inline">
  <mrow>
    <mi>y</mi>
    <mo>=</mo>
    <mi>A</mi>
    <mo>+</mo>
    <mi>B</mi>
    <mi>x</mi>
  </mrow>
</math>
</file>

<file path=Formula-348/content.xml><?xml version="1.0" encoding="utf-8"?>
<math xmlns="http://www.w3.org/1998/Math/MathML" display="inline">
  <mi>B</mi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row>
    <mi>y</mi>
    <mo>=</mo>
    <mi>A</mi>
    <mo>+</mo>
    <mi>B</mi>
    <mi>x</mi>
  </mrow>
</math>
</file>

<file path=Formula-352/content.xml><?xml version="1.0" encoding="utf-8"?>
<math xmlns="http://www.w3.org/1998/Math/MathML" display="inline">
  <msup>
    <mi>R</mi>
    <mn>2</mn>
  </msup>
</math>
</file>

<file path=Formula-362/content.xml><?xml version="1.0" encoding="utf-8"?>
<math xmlns="http://www.w3.org/1998/Math/MathML" display="inline">
  <mrow>
    <mn>0</mn>
    <mo>&gt;</mo>
    <mi>x</mi>
    <mo>&gt;</mo>
    <mn>1</mn>
  </mrow>
</math>
</file>

<file path=Formula-364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